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bdb2" officeooo:paragraph-rsid="0016bdb2"/>
    </style:style>
    <style:style style:name="P2" style:family="paragraph" style:parent-style-name="Standard">
      <style:text-properties officeooo:rsid="0016bdb2" officeooo:paragraph-rsid="0017a95c"/>
    </style:style>
    <style:style style:name="P3" style:family="paragraph" style:parent-style-name="Standard">
      <style:text-properties officeooo:rsid="0017a95c" officeooo:paragraph-rsid="0017a95c"/>
    </style:style>
    <style:style style:name="P4" style:family="paragraph" style:parent-style-name="Standard">
      <style:text-properties officeooo:rsid="00194dea" officeooo:paragraph-rsid="00194dea"/>
    </style:style>
    <style:style style:name="P5" style:family="paragraph" style:parent-style-name="Standard">
      <style:text-properties officeooo:rsid="00194dea" officeooo:paragraph-rsid="001c67c4"/>
    </style:style>
    <style:style style:name="P6" style:family="paragraph" style:parent-style-name="Standard">
      <style:text-properties officeooo:rsid="001c7d1b" officeooo:paragraph-rsid="001c7d1b"/>
    </style:style>
    <style:style style:name="P7" style:family="paragraph" style:parent-style-name="Standard">
      <style:text-properties officeooo:rsid="001e1d6f" officeooo:paragraph-rsid="001e1d6f"/>
    </style:style>
    <style:style style:name="P8" style:family="paragraph" style:parent-style-name="Standard">
      <style:text-properties officeooo:rsid="0022e1ee" officeooo:paragraph-rsid="0022e1ee"/>
    </style:style>
    <style:style style:name="T1" style:family="text">
      <style:text-properties officeooo:rsid="0017a95c"/>
    </style:style>
    <style:style style:name="T2" style:family="text">
      <style:text-properties officeooo:rsid="001bbc98"/>
    </style:style>
    <style:style style:name="T3" style:family="text">
      <style:text-properties officeooo:rsid="001e1d6f"/>
    </style:style>
    <style:style style:name="T4" style:family="text">
      <style:text-properties officeooo:rsid="001f581f"/>
    </style:style>
    <style:style style:name="T5" style:family="text">
      <style:text-properties officeooo:rsid="002361f9"/>
    </style:style>
    <style:style style:name="T6" style:family="text">
      <style:text-properties officeooo:rsid="00259dc9"/>
    </style:style>
    <style:style style:name="T7" style:family="text">
      <style:text-properties officeooo:rsid="0026fc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this report we will refer to the binary classification as “the binary task”, to the coarse class classification as “the coarse task”, and to the <text:s/><text:span text:style-name="T7">fine </text:span>class classification as the “<text:span text:style-name="T7">fine</text:span> task”. For each task 3 families of models were selected and each of them were paired with 3 dimension reduction methods together with a scenario in wherein no dimension reduction was applied. In this report we will refer to each of these model times dimension reduction combinations as “models”. This means that for each task we fitted 12 models.</text:p>
      <text:p text:style-name="P3"/>
      <text:p text:style-name="P3">The rest of this report is structured as follows. In the protocol section we explain our methodology as well as which amendments were made to the protocol, afther that the results are presented, followed by a discussion.</text:p>
      <text:p text:style-name="P1"/>
      <text:p text:style-name="P1"/>
      <text:p text:style-name="P2">Amendments protocol:</text:p>
      <text:p text:style-name="P1">General:</text:p>
      <text:p text:style-name="P1">The cross validated randomized search over the hyperparameter values was done with respect to maximization of the AUC. For each model 10 candidate pairs were tried out. Each search was performed with the same seed to ensure reproducibility.</text:p>
      <text:p text:style-name="P1"/>
      <text:p text:style-name="P1">For each model <text:span text:style-name="T1">in the binary task</text:span>, <text:span text:style-name="T1">we optimized the threshold </text:span></text:p>
      <text:p text:style-name="P1"/>
      <text:p text:style-name="P1">Elastic net:</text:p>
      <text:p text:style-name="P1"/>
      <text:p text:style-name="P1">In order to deal with the imbalance in the dataset we added an extra hyperparameter “class_weight” (None vs. “balanced”). Initial experimentation pointed out that the range of the C parameter was not wide enough since the lowest possible value was chosen most of the times (with different seeds). Therefore we changed the range from (1e-3 to 1e3) to (1e-7 to 1e3). We also added 0 and 1 to the l1_ratio values, making it possible that a ridge or lasso logistic regression would come out of the search.</text:p>
      <text:p text:style-name="P1"/>
      <text:p text:style-name="P4">Dimensionality reduction:</text:p>
      <text:p text:style-name="P5">For each dimensionality reduction method the number of components was treated as a hyperparameter of the modeling pipeline. <text:span text:style-name="T2">In the case of PCA the first component already explained more than 99% of the total variance. Therefore we didn’t use a variance based criterion to select the number of components but just tried the values (5, 10, 15, 20) and planned to select the model with the best cross-validated AUC. However, in the case of the elastic net, when we inspected the AUC vs. number of principal components plot (see appendix) we noticed that while the maximum AUC was reached at 20 components, there were seriously diminishing returns starting from 10 components. We decided the benefits of including extra components did not outweigh the risks of introducing extra variance (cf. bias-variance trade-off) and thus we selected the more parsimonious model with 10 components.</text:span></text:p>
      <text:p text:style-name="P4"/>
      <text:p text:style-name="P6">For the SVM-RFE we also tried 4 different values for one hyperparameter (<text:span text:style-name="T6">penalization</text:span>: <text:span text:style-name="T3">1e-3, 1e-2, 1e-1, 1). We also adjusted the kernel we used from rbf to linear to make in computationally less expensive. We reasoned that the change from a non-linear to a linear method would not hurt because we still had the autoencoder as non-linear method.</text:span></text:p>
      <text:p text:style-name="P6"/>
      <text:p text:style-name="P7">As we had no prior experience with autoencoders this technique required quite some manual tuning at first. One of the most important observations was that the validation loss was oscillating while training. Because instability of the training algorithm can be caused by data that is not on the same scale we inspected the ranges of the training set and these were <text:span text:style-name="T4">indeed</text:span> quite high. Therefore, we tried a different scaling (<text:span text:style-name="T4">via the StandardScaler class instead of the RobustScaler class of Scikit-learn) and different number of neurons for the layers. All this manual tuning was done on a smaller </text:span><text:soft-page-break/><text:span text:style-name="T4">subset of the training partition (1%). We found reasonable results with following architecture: input layer (117 nodes), hidden layer 1 (50 nodes), hidden layer 2 or coding layer (5, 10, 15, 20 nodes), hidden layer 3 (50 nodes) and output layer (117 nodes). All hidden layers had the SELU activation function and Le Cun initialization. The output layer had the identity activation function. The used loss was the MSE. </text:span></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6T20:03:01.645198364</meta:creation-date>
    <dc:date>2021-05-09T12:49:51.727623221</dc:date>
    <meta:editing-duration>PT1H11M12S</meta:editing-duration>
    <meta:editing-cycles>4</meta:editing-cycles>
    <meta:generator>LibreOffice/6.0.7.3$Linux_X86_64 LibreOffice_project/00m0$Build-3</meta:generator>
    <meta:document-statistic meta:table-count="0" meta:image-count="0" meta:object-count="0" meta:page-count="2" meta:paragraph-count="12" meta:word-count="638" meta:character-count="3864" meta:non-whitespace-character-count="3235"/>
  </office:meta>
</office:document-meta>
</file>